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681" officeooo:paragraph-rsid="00179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08:23:26.569668769</meta:creation-date>
    <meta:generator>LibreOffice/7.3.7.2$Linux_X86_64 LibreOffice_project/30$Build-2</meta:generator>
    <dc:date>2024-02-16T08:23:38.362366643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